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00cb4a" officeooo:paragraph-rsid="0000cb4a" style:font-size-asian="13pt" style:font-size-complex="13pt"/>
    </style:style>
    <style:style style:name="T1" style:family="text">
      <style:text-properties officeooo:rsid="0000c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Sra. <text:span text:style-name="T1">Andrea</text:span> Pons Martí</text:p>
      <text:p text:style-name="P1"/>
      <text:p text:style-name="P1">Presidenta del Club <text:span text:style-name="T1">Maritim de Maó</text:span></text:p>
      <text:p text:style-name="P1"/>
      <text:p text:style-name="P2">Port de Maó</text:p>
      <text:p text:style-name="P1"/>
      <text:p text:style-name="P1"/>
      <text:p text:style-name="P1">Us convoc a la propera reunió de<text:span text:style-name="T1">l club maritim de menorca</text:span></text:p>
      <text:p text:style-name="P1"/>
      <text:p text:style-name="P1"/>
      <text:p text:style-name="P1">Dia: <text:span text:style-name="T1">El proxim dilluns </text:span></text:p>
      <text:p text:style-name="P1">Hora: 20:<text:span text:style-name="T1">00</text:span> h</text:p>
      <text:p text:style-name="P1">Lloc: Sala d’Actes d<text:span text:style-name="T1">el club</text:span></text:p>
      <text:p text:style-name="P1"/>
      <text:p text:style-name="P1"/>
      <text:p text:style-name="P1">Ordre del dia:</text:p>
      <text:p text:style-name="P1"/>
      <text:p text:style-name="P1">1. Lectura i aprovació de l’acta de la sessió anterior.</text:p>
      <text:p text:style-name="P1"/>
      <text:p text:style-name="P1">2. Organització del Campionat de Menorca de Natació.</text:p>
      <text:p text:style-name="P1"/>
      <text:p text:style-name="P1">3. Admissió de nous membres a la Federació.</text:p>
      <text:p text:style-name="P1"/>
      <text:p text:style-name="P1">4. Torn obert de paraules.</text:p>
      <text:p text:style-name="P1"/>
      <text:p text:style-name="P1"/>
      <text:p text:style-name="P1">[rúbrica]</text:p>
      <text:p text:style-name="P1"/>
      <text:p text:style-name="P1">Joan Antoni Taltavull Pons</text:p>
      <text:p text:style-name="P1"/>
      <text:p text:style-name="P1"/>
      <text:p text:style-name="P1">President de la Federació de Clubs Esportius de Menorca</text:p>
      <text:p text:style-name="P1"><text:span text:style-name="T1">Maó</text:span>, 25 d’octubre de 20<text:span text:style-name="T1">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48:13.539412184</meta:creation-date>
    <dc:date>2023-11-28T13:55:20.060035674</dc:date>
    <meta:editing-duration>PT7M7S</meta:editing-duration>
    <meta:editing-cycles>1</meta:editing-cycles>
    <meta:document-statistic meta:table-count="0" meta:image-count="0" meta:object-count="0" meta:page-count="1" meta:paragraph-count="16" meta:word-count="89" meta:character-count="492" meta:non-whitespace-character-count="418"/>
    <meta:generator>LibreOffice/7.3.7.2$Linux_X86_64 LibreOffice_project/30$Build-2</meta:generator>
  </office:meta>
</office:document-meta>
</file>